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48579" officeooo:paragraph-rsid="00048579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48579" officeooo:paragraph-rsid="000ca769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0c4404" officeooo:paragraph-rsid="000c4404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c4404" officeooo:paragraph-rsid="000c4404" style:font-size-asian="10.5pt" style:font-style-asian="normal" style:font-size-complex="12pt" style:font-style-complex="normal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d74df" officeooo:paragraph-rsid="000d74df" style:font-size-asian="10.5pt" style:font-style-asian="normal" style:font-size-complex="12pt" style:font-style-complex="normal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Arial" officeooo:rsid="000c4404" officeooo:paragraph-rsid="000c4404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officeooo:rsid="000c4404" officeooo:paragraph-rsid="000c4404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fo:font-size="10pt" fo:font-style="normal" officeooo:rsid="000c4404" officeooo:paragraph-rsid="000c4404" style:font-size-asian="10pt" style:font-style-asian="normal" style:font-size-complex="10pt" style:font-style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Arial" fo:font-size="12pt" fo:font-style="normal" officeooo:rsid="000c4404" officeooo:paragraph-rsid="000c4404" style:font-size-asian="10.5pt" style:font-style-asian="normal" style:font-size-complex="12pt" style:font-style-complex="normal"/>
    </style:style>
    <style:style style:name="P10" style:family="paragraph" style:parent-style-name="Standard" style:master-page-name="">
      <loext:graphic-properties draw:fill="none"/>
      <style:paragraph-properties fo:margin-left="3.622in" fo:margin-right="0in" fo:text-align="start" style:justify-single-word="false" fo:text-indent="0in" style:auto-text-indent="false" style:page-number="auto" fo:background-color="transparent"/>
      <style:text-properties style:font-name="Arial" officeooo:rsid="000c4404" officeooo:paragraph-rsid="000c4404"/>
    </style:style>
    <style:style style:name="P11" style:family="paragraph" style:parent-style-name="Standard">
      <loext:graphic-properties draw:fill="none"/>
      <style:paragraph-properties fo:margin-left="3.622in" fo:margin-right="0in" fo:text-align="start" style:justify-single-word="false" fo:text-indent="0in" style:auto-text-indent="false" fo:background-color="transparent"/>
      <style:text-properties style:font-name="Arial" officeooo:rsid="000c4404" officeooo:paragraph-rsid="000c4404"/>
    </style:style>
    <style:style style:name="P12" style:family="paragraph" style:parent-style-name="Standard">
      <loext:graphic-properties draw:fill="none"/>
      <style:paragraph-properties fo:text-align="start" style:justify-single-word="false" fo:background-color="transparent" fo:padding-left="0in" fo:padding-right="0in" fo:padding-top="0in" fo:padding-bottom="0.0291in" fo:border-left="none" fo:border-right="none" fo:border-top="none" fo:border-bottom="0.99pt solid #000000" style:join-border="false"/>
      <style:text-properties style:font-name="Arial" fo:font-size="12pt" fo:font-style="normal" officeooo:rsid="000c4404" officeooo:paragraph-rsid="000c4404" style:font-size-asian="10.5pt" style:font-style-asian="normal" style:font-size-complex="12pt" style:font-style-complex="normal"/>
    </style:style>
    <style:style style:name="P13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c4404" officeooo:paragraph-rsid="000c4404" style:font-size-asian="10.5pt" style:font-style-asian="normal" style:font-size-complex="12pt" style:font-style-complex="normal"/>
    </style:style>
    <style:style style:name="P14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c4404" officeooo:paragraph-rsid="000c4404" style:font-size-asian="10.5pt" style:font-style-asian="normal" style:font-size-complex="12pt" style:font-style-complex="normal"/>
    </style:style>
    <style:style style:name="P1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e5bd0" officeooo:paragraph-rsid="000e5bd0" style:font-size-asian="10.5pt" style:font-style-asian="normal" style:font-size-complex="12pt" style:font-style-complex="normal"/>
    </style:style>
    <style:style style:name="P1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e5bd0" officeooo:paragraph-rsid="000e5bd0" style:font-size-asian="10.5pt" style:font-style-asian="normal" style:font-size-complex="12pt" style:font-style-complex="normal"/>
    </style:style>
    <style:style style:name="P17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e5bd0" officeooo:paragraph-rsid="00160f0d" style:font-size-asian="10.5pt" style:font-style-asian="normal" style:font-size-complex="12pt" style:font-style-complex="normal"/>
    </style:style>
    <style:style style:name="P18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e5bd0" officeooo:paragraph-rsid="000e5bd0" style:font-size-asian="10.5pt" style:font-style-asian="normal" style:font-size-complex="12pt" style:font-style-complex="normal"/>
    </style:style>
    <style:style style:name="P19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e5bd0" officeooo:paragraph-rsid="00160f0d" style:font-size-asian="10.5pt" style:font-style-asian="normal" style:font-size-complex="12pt" style:font-style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160f0d" officeooo:paragraph-rsid="00160f0d" style:font-size-asian="10.5pt" style:font-style-asian="normal" style:font-size-complex="12pt" style:font-style-complex="normal"/>
    </style:style>
    <style:style style:name="P21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160f0d" officeooo:paragraph-rsid="00160f0d" style:font-size-asian="10.5pt" style:font-style-asian="normal" style:font-size-complex="12pt" style:font-style-complex="normal"/>
    </style:style>
    <style:style style:name="P22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Arial" fo:font-size="12pt" fo:font-style="normal" officeooo:rsid="000f1113" officeooo:paragraph-rsid="00160f0d" style:font-size-asian="10.5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a769"/>
    </style:style>
    <style:style style:name="T3" style:family="text">
      <style:text-properties officeooo:rsid="0012a937"/>
    </style:style>
    <style:style style:name="T4" style:family="text">
      <style:text-properties officeooo:rsid="0013e7b7"/>
    </style:style>
    <style:style style:name="T5" style:family="text">
      <style:text-properties officeooo:rsid="00160f0d"/>
    </style:style>
    <style:style style:name="T6" style:family="text">
      <style:text-properties officeooo:rsid="001802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D <text:span text:style-name="T2">potential outline</text:span></text:p>
      <text:p text:style-name="P2">Avital Sternin</text:p>
      <text:p text:style-name="P3"/>
      <text:p text:style-name="P6">What is it like to <text:span text:style-name="T6">be </text:span>a ________ adult?</text:p>
      <text:p text:style-name="P10">young</text:p>
      <text:p text:style-name="P11">old</text:p>
      <text:p text:style-name="P11">healthy</text:p>
      <text:p text:style-name="P11">disordered</text:p>
      <text:p text:style-name="P7"/>
      <text:p text:style-name="P7">What is it like to be a bat? - Thomas Nagel</text:p>
      <text:p text:style-name="P7">“At present, we are completely unequipped to think about the subjective character of experience without relying on the imagination – without taking up the point of view of the experiential subject. This should be regarded as a challenge to form new concepts and devise a new method – an<text:span text:style-name="T1"> objective phenomenology</text:span> not dependent on empathy or the imagination”</text:p>
      <text:p text:style-name="P8">phenomenology: systematic reflection on and study of the structures of consciousness and the phenomena that appear in acts of consciousness. </text:p>
      <text:p text:style-name="P9"/>
      <text:p text:style-name="P9">Two parts to the puzzle:</text:p>
      <text:list xml:id="list2885670146" text:style-name="L1">
        <text:list-item>
          <text:p text:style-name="P13">how the subject perceives/<text:span text:style-name="T6">processes</text:span> the world</text:p>
        </text:list-item>
        <text:list-item>
          <text:p text:style-name="P13">how the subject interacts with the world</text:p>
        </text:list-item>
      </text:list>
      <text:list xml:id="list3269559620" text:style-name="L3">
        <text:list-item>
          <text:list>
            <text:list-item>
              <text:p text:style-name="P14">cognitive abilities</text:p>
            </text:list-item>
          </text:list>
        </text:list-item>
      </text:list>
      <text:p text:style-name="P4"/>
      <text:p text:style-name="P4">Can we use intersubject synchrony (driven by music) to probe and discover what it is like to be an adult human in the world? </text:p>
      <text:p text:style-name="P12"/>
      <text:p text:style-name="P5"/>
      <text:p text:style-name="P5">How do older adults perceive/<text:span text:style-name="T6">process</text:span> their world? <text:span text:style-name="T5">(compared to young adults)</text:span></text:p>
      <text:list xml:id="list4150956614" text:style-name="L4">
        <text:list-item>
          <text:p text:style-name="P15">Older adult synchrony to familiar and unfamiliar music (trained AND <text:span text:style-name="T6">well</text:span> known)</text:p>
        </text:list-item>
        <text:list-item>
          <text:p text:style-name="P15">Older adult marker of music familiarity</text:p>
        </text:list-item>
      </text:list>
      <text:p text:style-name="P5">Do the cognitive abilities of older adults affect how they perceive/<text:span text:style-name="T6">process</text:span> their world? </text:p>
      <text:list xml:id="list3941381336" text:style-name="L5">
        <text:list-item>
          <text:p text:style-name="P16">CBS related to synchrony to music</text:p>
        </text:list-item>
      </text:list>
      <text:p text:style-name="P5">What happens in the presence of a neurodegenerative disease?</text:p>
      <text:list xml:id="list2516173370" text:style-name="L6">
        <text:list-item>
          <text:p text:style-name="P17">Scanning AD patients to well known music</text:p>
          <text:list>
            <text:list-item>
              <text:p text:style-name="P18">Maybe early<text:span text:style-name="T5">-mid</text:span> stage<text:span text:style-name="T4">s of AD </text:span>or early<text:span text:style-name="T5">-mid </text:span>dementia</text:p>
            </text:list-item>
          </text:list>
        </text:list-item>
      </text:list>
      <text:p text:style-name="P20">How can we best articulate what it’s like to be an older adult?</text:p>
      <text:list xml:id="list1648752572" text:style-name="L7">
        <text:list-item>
          <text:p text:style-name="P21">MoCA + CBS</text:p>
        </text:list-item>
        <text:list-item>
          <text:p text:style-name="P22">Hachinski RUSH data</text:p>
          <text:list>
            <text:list-item>
              <text:p text:style-name="P22">Understanding how aspects of cognition/emotion/mobility change with age and with disease progression</text:p>
            </text:list-item>
          </text:list>
        </text:list-item>
        <text:list-item>
          <text:p text:style-name="P19">Older adult synchrony to familiar and unfamiliar music</text:p>
          <text:list>
            <text:list-item>
              <text:p text:style-name="P21">fMRI measure of dementia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9:10:46.683179709</meta:creation-date>
    <meta:editing-duration>PT7H18M34S</meta:editing-duration>
    <meta:editing-cycles>13</meta:editing-cycles>
    <meta:generator>LibreOffice/5.3.7.2$MacOSX_X86_64 LibreOffice_project/6b8ed514a9f8b44d37a1b96673cbbdd077e24059</meta:generator>
    <dc:date>2018-04-24T13:54:10.064287517</dc:date>
    <dc:creator>A Sternin</dc:creator>
    <meta:document-statistic meta:table-count="0" meta:image-count="0" meta:object-count="0" meta:page-count="1" meta:paragraph-count="29" meta:word-count="277" meta:character-count="1643" meta:non-whitespace-character-count="1403"/>
  </office:meta>
</office:document-meta>
</file>